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599cm"/>
    </style:style>
    <style:style style:name="co2" style:family="table-column">
      <style:table-column-properties fo:break-before="auto" style:column-width="4.584cm"/>
    </style:style>
    <style:style style:name="co3" style:family="table-column">
      <style:table-column-properties fo:break-before="auto" style:column-width="1.91cm"/>
    </style:style>
    <style:style style:name="ro1" style:family="table-row">
      <style:table-row-properties style:row-height="0.529cm" fo:break-before="auto" style:use-optimal-row-height="true"/>
    </style:style>
    <style:style style:name="ta1" style:family="table" style:master-page-name="PageStyle_5f_Sheet1">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82" table:default-cell-style-name="Default"/>
        <table:table-row table:style-name="ro1">
          <table:table-cell table:style-name="pd1" office:value-type="string" calcext:value-type="string">
            <text:p>Demanda</text:p>
          </table:table-cell>
          <table:table-cell table:style-name="pd1" office:value-type="string" calcext:value-type="string">
            <text:p>Categoria</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dificuldade para alterar o endereço de cobertu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a seguradora não está cobrindo os danos causados por colis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a seguradora não está cobrindo os danos causados por colis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não recebi assistência 24 horas quando precisei.</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os valores do seguro foram reajustados de forma abusiv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dificuldade para alterar o endereço de cobertu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não consigo receber a indenização após o sinist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os valores do seguro foram reajustados de forma abusiv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dificuldade para alterar o endereço de cobertu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não recebi assistência 24 horas quando precisei.</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os valores do seguro foram reajustados de forma abusiv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recebi assistência 24 horas quando precisei.</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o atendimento da seguradora está demorando muito para dar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os valores do seguro foram reajustados de forma abusiv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não recebi assistência 24 horas quando precisei.</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houve erro na análise de perda total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dificuldade para alterar o endereço de cobertu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o atendimento da seguradora está demorando muito para dar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houve erro na análise de perda total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não recebi assistência 24 horas quando precisei.</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a seguradora não está cobrindo os danos causados por colis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a renovação automática da apólice foi realizada sem minha autoriz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não consigo receber a indenização após o sinist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houve erro na análise de perda total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houve erro na análise de perda total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os valores do seguro foram reajustados de forma abusiv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a renovação automática da apólice foi realizada sem minha autoriz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a renovação automática da apólice foi realizada sem minha autoriz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a renovação automática da apólice foi realizada sem minha autoriz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não recebi assistência 24 horas quando precisei.</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dificuldade para alterar o endereço de cobertu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a seguradora não está cobrindo os danos causados por colis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houve erro na análise de perda total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dificuldade para alterar o endereço de cobertu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a seguradora não está cobrindo os danos causados por colis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consigo receber a indenização após o sinist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dificuldade para alterar o endereço de cobertu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não consigo receber a indenização após o sinist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não consigo receber a indenização após o sinist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recebi assistência 24 horas quando precisei.</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a renovação automática da apólice foi realizada sem minha autoriz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o atendimento da seguradora está demorando muito para dar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os valores do seguro foram reajustados de forma abusiv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os valores do seguro foram reajustados de forma abusiv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não recebi assistência 24 horas quando precisei.</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dificuldade para alterar o endereço de cobertu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o atendimento da seguradora está demorando muito para dar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consigo receber a indenização após o sinist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a renovação automática da apólice foi realizada sem minha autoriz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a seguradora não está cobrindo os danos causados por colis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o atendimento da seguradora está demorando muito para dar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não consigo receber a indenização após o sinist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recebi assistência 24 horas quando precisei.</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o atendimento da seguradora está demorando muito para dar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a renovação automática da apólice foi realizada sem minha autoriz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a renovação automática da apólice foi realizada sem minha autoriz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a seguradora não está cobrindo os danos causados por colis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o atendimento da seguradora está demorando muito para dar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o atendimento da seguradora está demorando muito para dar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o atendimento da seguradora está demorando muito para dar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o atendimento da seguradora está demorando muito para dar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os valores do seguro foram reajustados de forma abusiv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não consigo receber a indenização após o sinist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os valores do seguro foram reajustados de forma abusiv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a renovação automática da apólice foi realizada sem minha autoriz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a seguradora não está cobrindo os danos causados por colis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houve erro na análise de perda total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o veículo de substituição não foi disponibilizado conforme contrat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dificuldade para alterar o endereço de cobertu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houve erro na análise de perda total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não houve cobertura para roubo de acessórios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houve erro na análise de perda total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o atendimento da seguradora está demorando muito para dar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não recebi assistência 24 horas quando precisei.</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enfrentando dificuldades relacionadas ao seguro de meu veículo o seguro auto relacionado à apólice número 123, pois estou enfrentando atraso no envio de documentos para 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dificuldade para alterar o endereço de cobertu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ciso de esclarecimentos sobre o seguro auto relacionado à apólice número 123, pois estou enfrentando os valores do seguro foram reajustados de forma abusiv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dificuldade para alterar o endereço de cobertu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não recebi assistência 24 horas quando precisei.</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diferença entre o valor da indenização e o estimado pelo mecâni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e relatar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minha apólice foi cancelada sem justificativa plau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contro-me insatisfeito com o atendimento referente à apólice o seguro auto relacionado à apólice número 123, pois estou enfrentando há cobranças extras que não estavam descritas no cont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do problemas para acionar o seguro referente à apólice o seguro auto relacionado à apólice número 123, pois estou enfrentando a franquia está sendo cobrada de forma incorre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uporte urgente para o seguro auto relacionado à apólice número 123, pois estou enfrentando não consigo acionar o guincho em situação de emer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por meio desta solicitar o seguro auto relacionado à apólice número 123, pois estou enfrentando não estou conseguindo adicionar um novo condutor ao segur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rar uma reclamação sobre o seguro auto relacionado à apólice número 123, pois estou enfrentando indenização não recebida após o prazo estipu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Tenho dúvidas relacionadas à Circular Susep nº 333, de 33 de agosto de 3333, que dispõe sobre as regras e os critérios para operação de seguros do grupo automóvel, mais precisamente em seu Art. 33:"Art. 33. <text:s/>Para fins de reparação do veículo em caso de sinistro, é admitido o uso de peças novas, originais ou não, nacionais ou importadas, desde que mantenham as especificações técnicas do fabricante.(...)§ 3º As condições contratuais deverão esclarecer em quais componentes poderão ser utilizados os diferentes tipos de peças, conforme as opções de que trata este artigo."DÚVIDAS:(3) Qual a definição de "PEÇAS ORIGINAIS"? Como classificar uma peça como original ou não original para uma data marca/modelo/versão de automóvel?(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Fiz uma pesquisa no sistema de legislação da Susep e não encontrei a definição da pergunta (3), tampouco um esclarecimento sobre a interpretação da situação da pergunta (3) em nenhum ato normativo .Fico no aguardo das respostas e desde já agradeço a atenção.Atenciosamente,RicardoP.S.: Utilizei o recurso de CAIXA ALTA somente para dar ênfase no texto, pois nesta caixa de texto em que redigo a solicitação eu não posso negritar ou sublinhar o texto.Anexos Originai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text:s/>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text:s/>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text:s/>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Hoje, 33 dias uteis após a abertura de todo o processo, não tenho nenhuma resposta da BEM PROTEGE com a decisão do que será feito com meu bem. Após inúmeras ligações para o telefone indicado a própria empresa não tem clareza do que farão e me relatam diversas histórias. 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Na segunda, tive a nova informação que o carro seria caracterizado como PERDA TOTAL, entrei novamente em contato com a BEM PROTEGE e eles sequer deram um parecer, que não sabiam em qual embasamento a oficina caracterizou isso e que iriam entrar em contato com a WM.Ainda ontem, 33/33 recebi mais uma ligação da Bem Protege (através da representante comercial que fechou meu contrato) com mais uma nova história, informaram, que a oficina superfaturou uma peça e por esse motivo estavam pedindo esclarecimentos disso e uma nova imagem, bla bla bla.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 Pontos importantes:• Todas as parcelas do seguro estão em dia tal qual o licenciamento do carro.• Como mencionei, estou indo atrás da seguradora em todos os momentos pois eles não fazem retorno quando prometido, os custeios de ligação fora de SP todos arcados por mim.• Deslocamento de Uber, carro emprestado, impactos no trabalho devido total mudança da rotina e logistica para me virar com tudo sem o mínimo de respaldo da Bem protege.• A Regiane - comercial também ficou sendo “enrolada” com as diversas histórias do SAC/SETOR DE PERÍCIA e se sentiu da mesma forma como eu, relato via telefone, pois ela não estava entendendo o que aconteceu para uma demora tão grande e uma falta de respeito enorme comigo.•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Diante das minhas tentativas frustradas de saber o que esta acontecendo e o que acontecerá com meu veiculo, registro a reclamação em todos esses órgãos para que a BEM PROTEGE não cometa mais essa negligencia com outros clientes.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Aqui. Porém, alem da demora, a pessoa não está entendendo qual é minha demanda. Eu estou grávida, minha gravidez é de risco e estou passando o maior nervoso. Como resolveremos tudo isso? Judicialmente? Com um processo de danos morais juntos? Além do mais, sou “obrigada” a continuar pagando o financiamento sem ao menos ter o carro. REPITO: EM MOMENTO ALGUM PODEM ATENDER AS MINHAS TENTATIVAS DE CONTATO! EU PRECISO DE UMA SOLUÇÃ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Caros,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AtenciosamenteAngela (CPF 33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m dia.fizemos o acionamento da minha seguradora (Alfa Seguros) para um sinistro devido a colisão de veículos.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Existe algum prazo legal para a seguradora reparar o meu carro? A seguradora é obrigada a me conceder carro reserva? Como devo proceder?</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COMPLEMENTAÇÃO: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ossuo um seguro da tokio marine no nome da minha mãe, com cobertura <text:s/>a jovens de 33 a 33 anos.Tive uma colisão dia 33/33/3333 por volta das 33:33. Acionei o seguro e o resultado do veículo <text:s/>foi perda total.Estava aguardando a indenização do seguro, mas o corretor <text:s/>comentou que a tokio marine disse que não iria cobrir e não iria pagar.Na apólice consta cobertura para jovens de 33 a 33 anos até 3 vezes ma semana, e aquele dia seria o primeiro <text:s/>dia da semana que estava usando o veículo. Até então não foi resolvido e a tokio marine permanece com a negativ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tarde. Bati meu veículo já faz uns dias (33) e atéagora não autorizaram a efetuar o concerto. Tendo emvista que não querem autorizar na oficina de minhaconfiança. Querem que eu faça em outra oficina que nãoé de minha confiança. Sendo que todas as outrasseguradoras autorizam o reparo na oficina de minhaconfiança. Só a Mitsui que nã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Essas manobras internas na qual esse pessoal decide entre eles acabou prejudicando eu como cliente... Decisões arbitrárias... e descabidas.Aguardo Orient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tentando acesso ao meu numero de CI ( casse de bonus ) , mas o numero que o Santander me pasa nao está cadastrado no Susep, outras seguradoras nao conseguem encontrar, e desta forma nao consigo desconto para renovação fora do Santander. Em anexo o seguo que que venceu e nao consigo renovar fora do Santander.Número: 33.333.333.333333 Item: 333333 CI: 33333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Venho através dessa denunciar a prática de venda ilegal de seguro.Temos em Americana um Grupo Chamado Grupo Motor Home, https://grupomotorhome.com.br/, comercializando proteção veicular, como se fosse seguro.A unidade em Americana, fica localizada na Rua.: São Gabriel, 333, Bairro São Manoel, Americana S.P.Diante do fato narrado, solicito a SUSEP a fiscalização e aplicação das leis cabíveis, para que nos Corretores de Seguros, não tenhamos que concorrer com tais empresas e que se o corretor de seguro for flagrado <text:s/>vendendo proteção veicular que tenha sua SUSEP suspens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saber se a Seguradora é obrigada a renovar o seguro que vem sendo mantida nela com vários anos de renovação?Caso nenhuma seguradora não queira aceitar o determinado veículo, simplesmente pelo modelo do veículo, sem nenhuma outra restrição.Exemplo a Seguradora, que tem uma Apólice, chegando no final da vigência, pode se recusar em não aceitar mais o veículo ou podendo aceitar com umaumento de prêmio abusivo.Ficando o Segurado sem Seguro?Simplesmente pela pratica interna de determinada Segurada, em não aceitar determinado veículo, mesmo que esse veículo, vinha sendo renovado seu Seguro <text:s/>anualmente no final de sua vigência? Meu Segurado gostaria de saber se procede essa informaçã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 espero que esta mensagem os encontrem bem. 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Então, este cliente solicitou o cancelamento total do Seguro Auto Allianz <text:s/>no dia 33/33/3333, contrato este celebrado no dia 33/33/3333, conforme número de apólice citada anteriormente, ou seja, 3 meses de serviço ativo sendo pago pelo cartão de crédito.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Mesmo este cliente sendo enfático sobre a oneração financeira e a <text:s/>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Att,Daniele</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saber se, o grupo GRUPO MOTOR HOME DO BRASIL -CNPJ.: 33.333.333/3333-33 <text:s/>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No contrato da minha cliente em anexo a esta demanda costa no Certificado Admissonal PROTEÇÃO TOTAL CONTRA: FURTO, ROUBO, COLISÃO E INCÊNDIOAUX. DESTOMBAMENTO ASSISTÊNCIA 33 HORAS - CARRETA 333 KMS TOTAIS PANE/ILIMITADO PARA COLISAO SEMI-REBOQUE.Diante o exposto, solicito a manifestação desta respeitavel autarquia sobre o tem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text:s/>QUER QUE LEVE PARA OFICINA REFERENCIADA, NA APÓLICE CONSTA QUE EM CASO DE DANOS PARCIAIS POSSO LEVAR NA OFICINA DE LIVRE ESCOLHA. ESTOU A 33 DIAS COM CARRO PARADO E SEM CARRO RESERVA PARA MINHA LOCOMOÇÃO DIARIA E ESTA ME CAUSANDO GRANDE TRANSTORNO..EU PRECISO QUE O SERVIÇO SEJA REALIZADO NA FIAT POIS JA FIZ OUTROS SERVIÇOS LA E CONHEÇO A QUALIDADE E GARANT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noite. 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Os documentos foram enviados para os e-mails: relacionamentobradescoauto_email e email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Diante do exposto acima, peço intervenção do orgão regulador, para que este assunto seja devidamente resolvido e sanado da melhor forma possivel.dados do terceiro:SilvaPlaca: GHE3333Modelo: Renault Logan (t´áxi)CPF: 333.333.333-33Aguardo retorno. Obrigad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Assunto: Prazo, para o conserto do veículo, extrapolado.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Eu "adoro" o meu Focus mas não aceitarei um conserto sem peças "originais" pois dependo do carro para atividades diárias e não posso correr riscos enquanto eu estiver dirigindo principalmente porque sabemos que, dependendo do lugar (assaltos), há risco de perder a vida.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Outro agravante é que como o carro esta todo molhado por baixo, o mofo está afetando totalmente o interior do meu veículo; o L abre as portas dele todos os dias mas isso não está fazendo efeito.Dia 33 de fevereiro, enviei a seguinte mensagem à HDI:"À HDIPrezados srs.,Tenho alguns pontos a serem esclarecidos referentes ao sinistro 333333333333333: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3) Considerando que é um caso "atípico", já que a FORD não está mais no Brasil, não posso correr riscos com soluções "meia boca" que, obviamente, beneficiam a seguradora mas que, por outro lado, sem dúvida, irão causar graves problemas ao meu veículo pois é uma questão de tempo.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Atenciosamente,"Se o prazo das seguradores é de 33 dias, após a liberação dos serviços, o que devo fazer? A Seguradora disse que devo ter paciência... até quando??? Preciso do carro para "ontem" <text:s/>e dependo dele para tudo!Por gentileza, preciso muito de uma orientação e ajuda!Grata,E</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AP 33.33.3333.3333333 - <text:s/>Seg.Liberty <text:s/>-Segurado Carlos , alínea a - Perda de Direito Declinou da indenização, apresentando - Cláusula extensa que não demonstra o motivo real; intimada a esclarecer via-e-mail, se manteve silente .Seguro pago pontualmente. Sem motivo <text:s/>para declinar do pagamento de indenização. Para piorar, intimação do declino dia 33 de agosto, e em mesma data, o segurado foi pressionado para receber o veículo sinistrado. Um absurdo ainda imputa ao segurado a pratica de fornecer informações falsas. <text: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noite,Meu nome é Casemiro, CPF 333.333.333-33 e minha esposa Cláudia, CPF 333.333.333-33.Possuímos uma casa financiada atualmente no Banco do Brasil, agência 3333, com o número de contrato 333333333.No dia 33/33/33 por volta das 33h33 um vendaval forte com uma rajada de ventos aconteceu e movimentou as telhas da garagem e caíram em cima do carro.Entrei em contato com SAC do Banco do Brasil e me informaram que não havia nenhum seguro no meu CPF e da minha esposa.Fui à agência do banco no dia 33/33/33 e fiz uma comunicação de sinistro com o funcionário Fábio. Dia 33/33 o engenheiro Ricardo fez a vistoria e disse que rapidamente faria o laudo.Já se passaram 33 dias da vistoria e não recebi nenhuma comunicação Dia 33/33/33 <text:s/>abri um protocolo na ouvidoria do BB nº 333333333Resposta que recebi do Banco Referente ao protocolo 333333333.“Olá, Casemiro! Espero que esteja bem.Você entrou em contato pelo Chat do Portal BB, lembra?As áreas responsáveis foram acionadas e foi verificado que seu Sinistro encontra-se aguardando análise da seguradora. A agência também está acompanhando seu caso e irá te comunicar conforme o andamento. Qualquer dúvida, pode contatar a agência, inclusive pelo e-mail email.Lamentamos por qualquer transtorno e estamos à disposição.Tibério, Equipe Mídias BB”Acontece que o telhado da minha garagem continua descoberto e preciso saber o que fazer para tomar providências.Peço URGÊNCIA na situação, pois já estou tendo prejuízos e preciso saber o que fazer.Conto com sua compreensãoCasemiroCPF 33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Já protocolamos pedido de reconsideração e a seguradora não nos dá um posicionamento concreto. o prazo para aprovação era dia 33/33 e hoje recebemos mensagem que aguardasse mais um pouc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com Sinistro nº 333333333 (automotivo) aberto junto a Allianz Brasil Seguros, desde 33/33, com processo parado (sem autorização) desde 33/33.esse é um plano de seguro registrado na apólice SUSEP 333333333A333333333, ao qual me sinto lesado pela seguradora que não cumpre os prazos para aprovação do reparo.solicito apoio a SUSEP para notificação do caso e possível apoio na resolu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Às EmpresasPorto Seguro Seguros,Carglass,DCS Centro Automotivo LTDA eSUSEP Superintendência de Seguros Privados · <text:s text:c="7"/>Notificação EXTRAJUDICIAL <text:s text:c="8"/>Relato que em 33. 33. 3333, entreguei meu veículo junto a Empresa DCS Centro Automotivo,“Dauto Lanternagem e Pintura”, indicada pela Porto Seguro/ Carglass para realizar serviços de reparo, lanternagem e pintura em meu veículo. <text:s text:c="7"/>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 <text:s text:c="8"/>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 <text:s text:c="7"/>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 <text:s text:c="7"/>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 <text:s text:c="7"/>Por todo exposto, aguardo providências em 33 horas, sob pena de caracterização de completo descaso, omissão e negligência, ficando as Empresas envolvidas sujeitas a responder em demanda judicial solidariamente. <text:s text:c="7"/>Veículo Honda FIT Placa PAB3E33 - PROTOCOLO: 3333.33/33333333333 Consumidor.gov ( Porto Seguro CIA Seguros) <text:s text:c="7"/>Grato <text:s text:c="7"/>G <text:s text:c="7"/>(33) 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inistro 333333333333333 ocorrido em 33/33/3333 as 33 horas na localidade linha Alves /sem numero ,estrada vicinal Município de ML/RSApós varias tentativas de contato via telefone e não obtendo exito recorri a parentes <text:s/>(S.Paulo e Porto Alegre) para que realizasse contato com HDI SEGURADORA afim de pretar me socorro quesómente ocorreu no dia seguinte aproximadamente <text:s/>faltando 33 minutos pára uma hora da madrugada do dias 33 de Janeiro de 3333.Ficando exposto a numa área arriscada visto que o tráfego de caminhoes carregados com toras para celulose é intenso 33 horas por diae obviamente assalto e outros riscosChegaram a propor que eu amanhecesse ao lado do veículoem 33 de Janeiro o veículo foi removido da minha casa para oficina SUL VEÍCULOS <text:s/>LOCALIZADA NA AV M <text:s/>NUMERO 3 EM PORTO ALEGRE.fEITA A PRIMEIRA VISTORIA e l o primeiro orçamento em 33333 reais ficou no aguardo do orçamento complementar que até presente data nao terminaramExternei minha preocupação quanto a extensão do dano pois coluna e estruturas internas foram bem danificadasa seguradora não ve necessidade de perda total porém até como segurança e risco de vida acredito que o carro está condenadoeste registro é inicio para caso venha se resolver a questão judicialmente seja o caminho correto que devo seguirPlaca do Veiculo Etios SEDAN modelo ano 3333 JAE3G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 Venho por meio deste solicitar informações a respeito do prazo de uma seguradora para resolver a questão de um sinistro. 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Gostaria de saber se o prazo de 33 dias se aplica a essa situação também ou se serve somente para o pagamento do prêmio.G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tarde!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Eu gostaria de receber informações via E-mail ou Whatsap.E-mail.: emailWhatsap: 33333333333CláudioCórrego do Ouro - Goiá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a companhia de seguros HDI SEGUROS se negou a pagar o premio de seguro decorrente de acidente de trânsito de um segurado.sua alegação é porque o veículo de terceiro tinha multa e ipva atrasados, e, seu regulamento interno não permite a indenização do sinistro.Prezados,A companhia de seguros é mero ator do setor de serviços, e, não pode legislar em questões de trânsito. e, por outro lado, houve o sinistro. o segurado já assumiu o dolo e quer pagar a indenização e HDI SE recusa. assim, venho denunciar a conduta ilegal da seguradora HDI SA ao não pagamento do sinistro, e, concomitantemente solicitar o apoio da legislação que ampara ao terceiro prejudicado e interessado.obrigadoGERAL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tarde!Sou cliente da empresa Proteção Veicular - Garant Benefícios de Proteção veicular, com sede no Endereço: Rua Javari, 333 - Concórdia, Belo Horizonte - MG, 33333-333 -Telefone: (33) 3333-3333, Whatsapp <text:s/>(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text:s/>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Aemai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Estamos temerosos de que o seguro dele e ele próprio busquem ressarcimento desses valores contra minha família, MESMO APÓS MINHA ASSOCIAÇÃO VEICULAR INDICAR LOCAL PARA O CONSERTO. A associação veicular disse que não arcará com nenhum custo porque não houve perícia e nada do tipo. Minha família ficará com esse prejuízo? Isso é possí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tarde, 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Caso não exista processo vigente, considerem tal correspondência como denúncia para fins de instauração de processo administrativo ou judicial.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As seguradoras no Estado do Rio de Janeiro estão cobrando valores exorbitantes, desproporcionais a realidade dos sinistros, valores dos automóveis (que agora seguem em queda) e poder aquisitivo do cidadão.Em muitas cotações, mesmo clientes com 33 pontos no seguro como eu, podem ter de pagar de 3 mil a 33 mil reais de seguro anual por um automóvel que custa 33 mil reais.É abusivo, desproporcional; enriquecimento ilícito aparentemente.Já encaminhei o caso também ao MP, e se torna justo encaminhar para a SUSEP também.Seguem cotações feitas por mim no dia de hoje. Sou cliente com 33 pontos, exímio pagador e não tenho multas de trânsi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Fechamos um seguro para nosso carro em 33/33/3333 com a MAPFRE SEGUROS GERAIS S/A CNPJ: 33.333.333/3333-33 através da VIVA ADMINISTRADORA ECPF/CNPJ: 33.333.333/3333-33. Na data foi nos passada uma apolice com o valor de R$ <text:s/>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m dia. Sou proprietário do veículo LR/EVOQUE P333 HSE DYN, placa KZA-3333, segurado junto a BRADESCO AUTO RE, apólice 333-333333-3333, vigência 33/33/33 a 33/33/33, e franquia R$ 33.333,33, pagando o prêmio de R$ 33.333,33. Na noite de 33/33/33, trafegava do Aeroporto VCP para Jundiaí, quando sofri sinistro ao passar sobre um objeto na via, que não identificou. De imediato, notei um barulho metálico na traseira do veículo. Como já era noite e o local ermo, seguiu viagem até sua casa em Jundiaí. Avisei o sinistro à BRADESCO AUTO RE (nº 333333333333333), e encaminhei o veículo para a concessionária STEFANINI em Campinas logo no dia 33/33/33, onde foi constatado amassado no defletor e dano decorrente do sinistro no diferencial traseiro, com orçamento de reparo de R$ 33.333,33.Em primeira resposta, a BRADESCO AUTO RE recusou a cobertura alegando que o valor do dano era inferior ao da franquia, em contradição com a apólice. 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Em síntese, a conduta da BRADESCO AUTO RE subsome aos tipos penais e sanções administrativas do art. 3º, VII, L.3.333/33, art. 33, L.3.333/33, e arts. 33 e 33, Res. CNSP 333/33 SUSEP, formaliza o registro da reclamação.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Att.,</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Acontece que ele assumiu a culpa, trocamos telefones, ele me permitiu tirar fotos de toda a documentação dele e do veículo, e o mesmo ficou de acionar o seguro para cobrir os danos no meu veículo. Assim ele fez, sob o sinistro 333333333333333. 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 Bom dia!Venho solicitar apoio a fim de fiscalização em uma empresa de seguros irregular, Neo Seguro de Automóvel CNPJ: 33.333.333/3333-33Em propaganda no site é informado o Processo SUSEP n° 33333.333333/3333-33 de autorização, mais o mesmo é inválido e não existe.Fui nesse site: https://sei.susep.gov.br/sei/modulos/pesquisa/md_pesq_processo_exibir.php?iI3OtHvPArITY333V33rhsSkbDKbaYSycOHqqF3xsM3IaDkkEyJpus3kCPb333VNEAb33AAxmJKUdrsNWVIqQ-3wXkDdowcUC33IgR3CfnOx3F3JB_FgVbemA3tPs3V3Fiz uma pesquisa consta outra empresa e outro cnpj: CARAL PARTICIPAÇÕES LTDAMeu pai fechou o seguro com esta empresa , só que ao verificar não consta nas Consultas de Entidades Licenciadas pela Susep e nem em Consultar Produtos Susep.Fomos vitimas de golpe, propaganda falsa e enganos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otocolo Ouvidoria BB Seguros - <text:s/>Mapfre: ABA3333333333333Segurado: Pedro CPF 33333333333 / Apólice: 3333333333333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inistro n 333333Veículo: FORD -PLACA PXR3333Notificada: - Razão Social: ALFA SEGURADORA S/ACNPJ: 33.333.333/3333-33EU, Milena, venho por meio desta RECLAMAR SOBRE a ALFA SEGURADORA, que desde 3 de novembro está com meu carro na oficina sem liberação TOTAL das peças danificadas pelo SINISTRO.A ALFA SEGUROS negou o pedido de reparo de TRÊS peças solicitadas pela oficina referenciada, que se encontra em DNC (negada a cobertura), causando assim ainda mais a demora no reparo do veículo que se encontra inerte a 3 (TRÊS) meses na oficina.Primeiro retirou do orçamento sem EXPLICAÇÃO o pedido de uma bateria do veículo, código CN3333333BB - ITEN DO TIPO IMPACTO - ÁREA DE IMPACTO 3BATERIA (MOURA 33V 33RC 333A)A bateria do carro acabou pela demora no socorro da própria seguradora, o guincho levou 33h para retirar o veículo do local do acidente e por ter ficado com o pisca alerta ligado por dois dias a bateria findou.Por meio do contrato de seguro auto com a Alfa Seguradora gerou a obrigação da notificada em reparar todos os danos causa-dos no veículo FORD FUSION, placa PXR 3333, relacionados ao acidente ocorrido no dia 33 de novembro de 3333, sinistro n 333333.Ocorre que na data de 33/33/3333, foi negado também a solicitação do conserto de outras duas peças;3- Caixa de direção;3- Sensor do CON (controle de distância), que fica do lado esquerdo, exatamente o lado de maior impacto da colisão do veículo;O perito da oficina que está com o carro em questão, REFERENCIADA DA NOTIFICADA, DAUTO-SIA, descreveu em laudo de solicitação de reparo que:"Após teste foi constatado que a caixa de direção está dura e com barulho no motor auxiliar de direção, modulo de assistência de direção foi arrancado no sinistro, chicote do sensor danificado e é necessária sua substituição."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Fico no aguardo da solução desse problema que se arrasta para o QUARTO MÊS com o carro PARADO na oficina.Tendo um gasto extraordinário com carro alug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noite 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Preciso dessas informações ou algum meio de conseguir para provar que o mesmo ocorreu antes da minha compra . Data do sinistro LocAl <text:s/>Fotos ou qualquer outra informaçã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 Venho por meio desta, fazer uma reclamação referente ao atendimento prestado pela seguradora Allianz Auto. 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text:s/>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FEITO NOVO CONTATO O ATENDENTE VIU QUE DE FATO CONSTAVA NO RELATO A SITUAÇÃO DO PARACHOQUE FRONTAL E DEMAIS ITENS DANIFICADOS, ASSIM COMO CONSTAVA NO BOLETIM DE OCORRÊNCIA DOS AGENTES DE TRANSITO, <text:s/>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ALGO NECESSITA SER FEITO DIANTE A ESTA EMPRESA QUE RETARDA O ATENDIMENTO A UM TERCEIRO..SINISTRO N° 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Meu carro foi batido dia 33/33/333/33Foi entregue para seguradora dia 33/33/3333.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a), bom dia!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COMPLEMENTADA:Prezado(a), peço desculpas, não sei como funciona o processo, vou anexar tudo que eu possuo sobre o caso.Gra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enhores, boa tarde!Recentemente, fui vítima de uma colisão. O condutor informou ser assegurado do Bradesco. Fui contatada pelos responsáveis e realizei os orçamentos, sempre deixando claro que quero fazer o concerto na autorizada. Nesta, o valor do concerto é de R$3333,33 , no entanto, a seguradora arcará com somente R$3333,33 . O que fazer nessas situações?Aguardo retorno com as orientações.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text:s/>eles tem <text:s/>direitos , dever sobra para o consumidor.</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Vejo que não é uma seguradora séria, que não honra com os seus compromissos.Senha de abertura do arquivo são os 3 primeiros dígitos do meu CPF. 33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O fato ocorrido foi devidamente registrado na delegaria local através do BO (boletim de ocorrência) nº 33E3333333333. Todo o ocorrido está relatado no boletim na delegacia da 333º circunscrição – São Vicente Férrer/PE (em anexo).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Desta forma peço a intercessão da SUSEP para tentar dirimir tal querela, tudo de forma administrativa ou extrajudicial, por ser meio mais célere e satisfatório para as partes.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Sem mais, e, atenciosamente</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text:s/>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Quero meu reembolso, alias deveria era receber indenização por danos morais, pelo medo de estar na rua, nervoso por pagar por um serviço e quando precisar não ter.</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Além deste período todo esperando, gastando dinheiro do meu bolso com locomoção para poder trabalhar, fazer faculdade, a empresa informou que não pagará o valor total da FIPE, sendo que o cliente deles me certificou que a cobertura é de 333%.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nho seguro pago Mafre , efetuada no Banco do Brasil <text:s/>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Realizei algumas cotações de seguro com a Bianca, fechei alguns, paguei, porém a mesma não finalizou o processo com as seguradoras e eu e algumas outras pessoas ficamos sem o seguro nos nossos automóveis, sendo que os mesmos foram pagos.Ela utilizava vários números de SUSEP nas proposta que me enviava. Os números são: 333333333 / 333333333 / 3333333333.E-mail: emailCPF: 333.333.333-33Nome da empresa: <text:s/>Corretora de Seguros LTDA. / BiancaCódigo na Tokio: 33333Endereço: Rua Amoipira 333 - VL Isa/SP</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Minha irmã faleceu e eu sou o único herdeiro dela, ela tinha um carro com seguro da Liberty que venceu ontem e ela tinha bônus classe 33Eu posso renovar o seguro e aproveitar esse bônus que ela tinha ?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ÀSUPERINTENDENCIA DE SEGUROS PRIVADOS (SUSEP)RECLAMAÇÃO/DENÚNCIA SOBRE CONDUTA DE SEGURADORA EM SINISTRO DE AUTOMÓVEL SINISTROCIA 333333333333333PLACA VEÍCULO SEGURADO : GEG-3333APÓLICE DE SEGURO AUTO : 333 33333-3Eu , Leandro, CPF 333.333.333-33 , venho por meio desta realizar uma reclamação em base de denúncia contra a cia BRADESCO SEGUROS S/A .Dos fatos :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Mas como terá provas se não acatara sequer a retificação de sinistro ?Conclusão :Concluo que a cia está se abstendo em dar o atendimento , visto que tenho todos os números de protocolos onde foram incansavelmente solicitadas a retificação do aviso de sinistro , algo que não foi feito e que culminou na NEGATIVA do sinistro por parte da cia .Eu como consumidor me sinto severamente lesado por conta da atitude desta atitude , onde já recorri pelo sac da cia , ouvidoria e sequer tive retorno . Portanto recorrendo a este órgão superior no qual regula também a conduta das cias de seguro .Peço que acatem esta denúncia e se possível realizem a instauração de processo administrativo contra a cia para investigar o caso .Nestes termos peço deferimento,LEANDR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tarde. Gostaria de saber se a empresa carsystem atua como seguradora. Tenho o plano plus que é indenizado no caso de não recuperar. Ou se estou pagando pôr algo inválid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eguradora alfa, sobre o sinistro 333333.A oficina não está cumprindo o prazo de 33 dias de abertura do sinistro e quando feiro reclamação para a seguradora alfa, aberto reclamação e foi orientado esperar 33 horas para a resposta, e não foi recebido nenhuma resposta nesse perío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text:s/>Para que se resolva essa Situação . <text:s/>Estou tendo gastos com locomoção desde esse dia 33/33 pois o carro me faz falta para trabalhar , espero que vcs possam me ajudar nesse Problema . Aguardo retorn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Preciso de um retorno da seguradora, não posso ser lesado por uma sucessão de erros da seguradora, pela falta de contato e informação das pendencias.- Não recebi nenhuma comunicação das pendencias financeiras existentes em meu contrato, nem do não reconhecimento de pagamento do boleto gerado em Out/33, nem por parte da seguradora como da corretora.- Não recebi nenhuma comunicação prévia informando o possivel cancelamento da minha apólice, nem a mesmo a comunicação oficial de cancelamento da minha apólice, nem por parte da seguradora como da corretora.- Minha forma de pagamento oficial registrada na seguradora e em contrato é cartão de crédito, com isso o boleto de dez/33 não deveria ter sido emitido sem minha autorização.-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 A seguradora retirou meu veiculo do local, assumindo total responsabilidade sobre o mesmo.- O e-mail informado pela seguradora como o de envio das comunicações e cobranças não é um e-mail valido, e nem o e-mail que constava na propos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u segurado da Mapfre, pelo BB seguros há décadas, tive um acidente em que abri o sinistro Comunicação de Reparos Autorizados - 333333333333333 - DPA - 3333333333 - <text:s/>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text:s/>e este direito meu não está sendo atendido. Entrei em contato diversas vezes com HDI , tanto quanto a Santander corretora e uma empresa fica " jogando" para a outra e não resolvem meu problema. Na Santander Corretora fui informada que teria que contratar um seguro NOV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Tenho dois (3) veículos segurados com a Tokio Marine há anos, porém toda vez que preciso falar sobre qualquer assunto diretamente com esta seguradora, os empecilhos que são impostos a mim são tão grandes (algo inacreditáveis!), que nunca consigo! <text:s/>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text:s/>Então, agendei para a sexta-feira, dia 3 de setembro, na parte da tarde (entre 33h e 33h), quando deixei de viajar por ser feriado justamente porque fiquei preocupada com as ameaças que me faziam de perder o seguro. <text:s/>E, apesar do sol e calor escaldante que fez em minha cidade neste dia (Rio de Janeiro), fiquei em casa o dia inteiro para aguardar o instalador e, pasmem, NINGUÉM APARECEU!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text:s/>Um total descaso! <text:s/>Ao tentar contato com a Tokio Marine, ninguem atende, ninguem retorna, o aplicativo está travando e pede para reiniciar o tempo todo, os e-mails que envio não chegam ao destinatário e, por Whatsapp, o diálogo é impossível, como mostram as fotos em anexo!Desta forma, exijo retratação da seguradora e ressarcimento do valor de 33% do seguro a ser pago por este veículo, devido a todo dano moral que tive, presa dentro de casa neste calor, deixando de viajar com minha família e sair com meu carro novo! <text:s/>Caso contrário, vou para a justiça reaver meus direitos de consumidor por l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Segue as datas das ligações, os protocolos de atendimento e o nome dos atendentes:Protocolo de atendimento 33/33/3333: 33333333 (Gleice)Protocolo de atendimento 33/33/3333: 33333333 (Mark)Protocolo de atendimento 33/33/3333: 33333333 (Gabriela)Protocolo de atendimento 33/33/3333: 33333333 (Daiane)Protocolo de atendimento 33/33/3333: 33333333 (Franciele)</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No entanto, após 33 anos, verifiquei no DETRAN/GO que o veículo está aparecendo no meu cadastro e sendo cobrado as tarifas "devidas".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text:s/>me deixando com sensação de impotência ante ao Estado, que sei lá porque razão, lançou em meu cadastro um veículo que em nenhum momento nestes 33 anos esteve lá.Então, venho solicitar que, se houver algum meio, seja rastreado qual foi a seguradora que me indenizou á época para que eu possa tentar resolver a situação.Desde já agradeço e aguardo breve retorn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Atenciosamente.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tarde,entendo que exista um erro na regra de transferência de direitos e obrigações nas apólices de seguro auto.De pessoa física para pessoa física, a transferência para o condutor da apólice anterior, é permitida, desde que esse condutor esteja na apólice pelo prazo mínimo de 33 dias.De pessoa jurídica para pessoa física e vice-versa, quando o novo segurado for diretor ou sócio da pessoa jurídica, devidamente comprovado pelo contrato social.Por que existe essa discriminação?Oras, se o bônus na TDO de PF para PF o que importa é quem é o condutor, por que raios, de PJ para PF o fato de ser o condutor é irrelevante ?Imagino que essa regra tenha sido criada para as apólices que não constam principal condutor ! Mas nos casos que constam condutor devem ser seguidas a mesma regra que claramente vincula o bônus ao condutor não é mesmo ???Tenho um caso assim: a nova segurada era condutora na apólice anterior, e o segurado era a empresa do marido dela.Ela estava como condutora por 3 anos na apólice, mas não pode receber o bônus por não ser socia ou diretora.Creio que as seguradoras precisam ter essa orientação pois me informaram que se não seguirem essa diretriz, podem ser autuadas !Conto com vosso bom senso e reorientação ao mercado!Não tenho como explicar essa discriminação a cliente neste moment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Mesmo com tantas mensagens na página do consumidor.gov, a SUSEP não se manifestou contra os abusos dessa seguradora e já são mais 33 dias e nada de indenização e nem previsão.Número da Apólice/Bilhete 3333333333333Sinistro: 3333333333333Data da Ocorrência/Sinistro 33/33/3333PROTOCOLO: 3333.33/33333333333GESTOR: Defensoria Pública do Estado do Rio de Janeiro - Nudecon Rio de JaneiroData de Abertura: 33/33/3333COMO COMPROU/CONTRATOU: TelefoneASSUNTO: Seguros de VeículosÁREA: Serviços FinanceirosPROBLEMA: Dificuldade / atraso na devolução de valores pagos / reembolso / retenção de valore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text:s/>Sendo assim, gostaria de auxílio para solucionar meu problema.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m dia!Abri sinistro junto a Bradesco seguros em 33/33/3333 sob numero 333333333333333 para reparos junto ao veiculo em virtude de acidente de transito.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oda via, conforme orientação <text:s/>da própria oficia para a segurança do veiculo e passageiros o ideal seria a troca do kit (direito e esquerdo), uma vez que o usado já tem muito tempo de uso. <text:s/>Mas mesmo após varias tentativas, não conseguimos autorização, sendo que todas as demais seguradoras tem por costume liberar o kit.Atenciosamente,J(33) 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AZUL SEGUROSNUMERO DO SINISTRO 3333333333AGUARDO RETORNOOBRIG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Fale aquiQue possuía <text:s/>dois seguros com TOKIO MARINE Apólice 3333/33333333 CI33333333333333 Bônus 3 FIAT MOBI Placas LMO3C33, e Apólice 33333333 <text:s/>CI 33333333333333 Bônus 3. Tendo em ambas pago 33% do valor do seguros, e que devido furto do cartão de credito o mesmo foi bloqueado, e <text:s/>foi enviado ao corretor CORRETORA <text:s/>DE SEGUROS E CONSULTORIA CÓD.SUSEP 333333333 OS DADOS DO NOVO CARTÃO PARA COBRANÇA, ocorre que desconhece do porque não foi realizado o registro junto a seguradora, posteriormente <text:s/>a corretora enviou boletos de cobrança os quais o código para pagamento sempre apresentava inconsistência não sendo possível realizar o pagamento. A segurada nunca se negou a pagar havendo registro das inúmeras tentativasNão obstante os fatos narrados <text:s/>a segurada possui seguro <text:s/>numa <text:s/>apólice cerca de 3 anos <text:s/>e na outra 3 anos , com pagamentos em dia, e nunca se negou a pagar as atuais apólices, tendo realizado diversas tentativas para efetuar nos pagamentos.Não se observou junto a corretora e nem a seguradora esforços em sanar as questões e de forma unilateral retirou os bônus <text:s/>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Solicita a requerente que seja concedido meios para regularização e restauração dos direitos adquiridos devido os anos de utilização dos seguro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ugiro fiscalização na empresa Potência Truck CNPJ 33.333.333/3333-33 que atua no paraná como seguradora. Não encontrei respectivo cadastro na SUSEP como seguradora por este motivo suspeito que esteja atuando irregularmente.</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text:s/>por volta das 33h33min..Fiquei aguardando cerca de 3 horas para o socorro. Tenho 33 anos e tive que esperar todo esse tempo sem nenhum alimento e sem agua, com a glicose baixíssima. e ainda arriscando ser assaltada, pois já estava escuro e a rua sem iluminação publica.Quero registrar isso, para que a Liberty selecione melhor seus prestadores de serviço e para que eu ou qualquer outra pessoa tenha que passar por isso.Anexos Originai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noite, tive um acidente de moto e fui acionar meu seguro só que me falaram que não cobria. <text:s/>Minha apólice 3 33333. Gostaria de mais informações.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text:s/>da empresa de reboque na sexta feira, 33/33/3333, por volta das 33h, <text:s/>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text:s/>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O protocolo do serviço é: 33333333 e o chamado e de nº: 33-333333, o veículo é um Chevrolet Prisma LTZ 3333 placa PYJ3E33, Boletim de Ocorencia nº - 3333-33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u sofri um sequestro no dia 33/33/3333 <text:s/>mesmo estando gestante na época de 33 meses os sequestradores me fizeram refém em meu próprio carro um Honda FIT personal 3333 placas FAF 3333 segurado junto a BRADESCO SEGUROS AUTO apólice nº 333 333 33333333 3, a houve perseguição policial <text:s/>os bandido bateram tudo o meu carro, Abri o <text:s/>aviso de sinistro nº 333333333333333 no dia 33/33/3333. junto a seguradora <text:s/>e <text:s/>levei a uma oficina referenciada, concessionário Honda A <text:s/>Av. Aricanduva 3333 São Paulo SP, a vistoria é feita de forma on-line e <text:s/>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Assim, quero os seguintes esclarecimentos da Seguradora MAPFRE a respeito do sinistro 3333333333333333:3. Por quê levou-se 33 dias entre o pedido formal de substituição das peças do meu veículo e a referida autorização?3. Por quê levou-se mais 3 dias entre a previsão de entrega das peças e a efetiva entrega das mesmas?3. Por quê a seguradora demora mais tempo do que o previsto pela mesma para responder minhas indagações?Quanto à oficina, preciso dos seguintes esclarecimentos:3. Por quê o prazo estipulado e acordado previamente não foi cumprido?3. Por quê não posso ter acesso às notas fiscais das peças e da ordem de serviço do reparo do meu veículo, uma vez que estou pagando pelo serviço?3. Qual a garantia de que vou receber meu carro no novo prazo estipulado, 33 de novembro?Segue abaixo os números dos protocolos abertos junto à MAPFRE e contatos telefônicos com a referida seguradora e oficina, organizados cronologicamente:Preciso destes esclarecimentos e principalmente de meu veículo devidamente reparado, com as respectivas notas fiscais e detalhamento de todo serviço que foi feito.Preciso ainda que a seguradora se digne a responder os meus questionamentos, pois dão respostas meramente evasivas.Atenciosamente,</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Nestes termos é o registro da denuncia.Salvador 33 de janeiro de 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egurado João cpf 333333333-33Marcos cpf <text:s/>33333333333 Bradesco sac protocolo 33333333Saveiro G3 Robust CS 3.3 Total flex 3v 3333Placa RPT 3J33Estou ha quase 3 meses com o carro parado ( 3 meses de funilaria na concessionaria Orvel Sao Mateus ES) e mais 3 semanas em Teixeira de Freitas na Concessionaria Cristal aguardando a aprovacao da troca do motor que esta com super aquecimento apos o sinistro 333333333333333.Preciso urgentemente de uma solucao.Solicito a aprovacao da troca do motor e processos que estao parados para que eu possa ter meu carro de volta em perfeito funcionament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ASSOCIAÇÃO ASSISTENCIAL E DE BENEFÍCIOS/ASSOCIAÇÃO DE PROTEÇÃO VEÍCULOS atuando como seguradora de veículosRequeremos, mui respeitosamente, a fundamentação jurídica para <text:s/>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ambém o COMUNICADO DOV Nº 333/3333 DETERMINA que a APTV-e deve conter os dados da pessoa jurídica, que no caso é a SEGURADORA RESPONSÁVEL PELO SEGURO, e não uma associação assistencial. Anexamos também matéria de internet acessada hoje dia 33/33/3333 no SITE do TRF3,publicada em33/33/3333 <text:s/>33h33 Atualizada em 33/33/3333 <text:s/>33h33, referente ao Associação não pode operar contratos de seguro como se fosse seguradora. Também anexamos a título de informação, o exemplo da seguradora AZUL e de sua regularidade.Requeremos também, mui respeitosamente, caso pertinente, que o órgão executivo de trânsito Detran-PE seja orientado das devidas providências a serem tomadas em casos análogos, com vistas a SEGURANÇA JURÍDICA.Reiteramos, mui respeitosamente, a gentileza da resposta que o caso requer.Por oportuno também anexamos a título de informação, o exemplo da seguradora AZUL e de sua regularidade.A vossa disposição para quaisquer esclarecimentos desse e de outros vários outros problemas análogos.CordialmenteJoseanAgente de Trânsito do Detran-PEControle de Qualidade da 33ª Ciretran Especial Jaboatão dos GuararapesPós graduado em Gestão e Direito de TrânsitoAdvog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m, realizei a compra da minha moto, e no mesmo momento a moça da loja aonde comprei a moto estava falando com o corretor, deixei bem claro que eu queria um seguro total <text:s/>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text:s/>entrei em contato com o corretor, ele foi super grosso e estúpido a única opção dele foi querer cancelar o seguro que assim resolveria o meu problema é o dele, o superior dele a mesma coisa <text:s/>fez pouco caso da minha situação, <text:s/>ligo na corretora e eles fingem que a ligação está ruim e não resolve <text:s/>o meu problema, <text:s/>lembrando que paguei o seguro todo já pois fiz em 3 vezes e o corretor para sair do problema quer que eu cancele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m dia, Eu R portador do RG. 33.333.333-x e CPF. 333.333.333-33, <text:s/>no dia 33/33/3333 contratei a prestação de serviço da empresa AGPV <text:s/>Proteção Veicular ( asseguradora de veículo) inscrita no CNPJ. 33.333.333.3333-33, conforme contrato de prestação de serviço em anexo. No dia <text:s/>33/33/3333 <text:s/>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text:s/>De:C (email)Para:email:email:quarta-feira, 33 de abril de 3333 às 33:33 BRTBoa tarde Me envia por favor o contrato assinado de quando adquirimos esse seguro Enviado do Yahoo Mail para iPhoneEm quarta-feira, abril 33, 3333, 3:33 PM, email escreveu:Prezado Sr. R ! Recebemos o atualização na data de hoje referente à data de sua indenização. Infelizmente conforme informado pela supervisão do setor financeiro há uma dificuldade de cumprir comas datas programadas por conta de altas demandas indenizatórias.O financeiro propôs o pagamento em parcelas para que não deixe de cumprir com as demandas e tambémpara com o senhor. Segue abaixo : R - ATIVO - JIU3E33 - XSARA PICASSO GLX 3.3/ 3.3 FLEX 33V - 3333/3333 -PROTOCOLO – 33333333PROPOSTA DE NEGOCIAÇÃOLiquido a receber R$ R$ 33.333,33 ( Vinte mil, setecentos e oitenta e sete reais e dez centavos)Saldo de pagamento em 33 parcelas, nas datas programadas abaixo: 3° Parcela - 33/33/3333 – R$ 3.333,333° Parcela - 33/33/3333 – R$ 3.333,333° Parcela - 33/33/3333 – R$ 3.333,333° Parcela - 33/33/3333 – R$ 3.333,333° Parcela - 33/33/3333 – R$ 3.333,333° Parcela - 33/33/3333 – R$ 3.333,333° Parcela - 33/33/3333 – R$ 3.333,333° Parcela - 33/33/3333 – R$ 3.333,333° Parcela - 33/33/3333 – R$ 3.333,3333° Parcela - 33/33/3333 – R$ 3.333,33 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Ficamos no aguardo do aceite.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Eles mencionaram uma clausula contratual porém em nenhum momento eu assinei esse contrato que consta essa informação. Estou me sentindo lesado, pois esperei pelo pagamento para poder comprar outro carro, e somente após expirar o prazo inicial para o pagamento eles vieram com a proposta do pagamento parcelad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text:s/>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text:s/>A minha pergunta seria se a seguradora pode recusar o documento de rodagem no nome da concessionaria e não no meu que só ficará pronto daqui a 3 dias. <text:s/>Já consta apólice 3333333333333 e a minha dúvida é se ocorrer qualquer sinistro com meu carro se vou ficar descoberto ou n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Meu veículo foi furtado em 33/33/3333.Enviei para a associação Universo AGV toda a documentação que me fora solicitado.Aceitaram toda a documentação e, me informaram que precisariam de 33 dias para analisar o caso.O prazo venceu e, nem se quer me ligaram para dar satisfação.Após inúmeras ligações minhas cobrando o desfecho da análise, ao qual sempre em pediam prazos e mais prazos que não cumpriram.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Portanto, manifesto aqui o meu total repúdio a essa associação.SUSEP, como devo proceder de hora em diante?</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trazer ao vosso conhecimento alguns incidentes que me causaram imensa preocupação e insatisfação em relação aos serviços prestados pela seguradora.Nos dias 33/33 e 33/33, sob os protocolos 333333 e 333333, vivenciei uma série de falhas em nosso relacionamento. Detalho-as para vossa apreciação:3. **Pane no Veículo (33/33, 33:33)**: Meu carro apresentou uma pane e solicitei imediato auxílio. A despeito de informar sobre um ponto de alagamento e a forte chuva no local, o socorro chegou com uma demora de 3 hora, resultando no meu veículo ficando submerso.3. **Deslocamento até a base do Tatuapé**: O trajeto foi feito sem nenhum contratempo e em apenas 3 minutos. Contraditoriamente, não havia sinais de alagamento pelo caminho, o que torna a demora do guincho ainda mais inexplicável.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 Gostaria de ressaltar que até o momento não estou de posse das chaves do meu veículo e que, em contato com a seguradora, não obtive informações claras sobre quem o recebeu.</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KOVR SEGURADORA S A <text:s/>cnpj 33.333.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licitei o CANCELAMENTO da Apólice de Seguro Auto nº 3333333333333 junto à seguradora Mapfre no dia 33/33/3333, por volta das 33h, por telefone, com protocolo de atendimento nº 333333333333333333.Paralelamente, fiz proposta de contratação de seguro para o mesmo veículo com outra companhia, com vigência a partir do dia seguinte, ou seja, 33/33/3333.Entretanto, a nova proposta entrou em exigência porque foi constatado que a Mapfre NÃO CANCELOU a apólice, conforme havia solicitado em 33/33/3333.Entrei em contato com a Mapfre no dia 33/33/3333 por dois canais (telefone e formulário no site), solicitando que fosse fornecido o comprovante de cancelamento com data de 33/33/3333, mas até o momento a companhia ainda não atendeu à solicitação.É um absurdo a empresa simplesmente não atender à solicitação de cancelamento, gerando um transtorno à segurada, que se vê impedida de contratar com outra companhia em melhores condições.Pelo visto, somente com a atuação de um órgão de controle como a Susep é que o problema poderá ter uma solução definitiva ainda no prazo estabelecido pela nova seguradora para atendimento da exigênci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inistro No.: 3333333333Seguradora: Azul SegurosSeguradoNome: GIOVANIATerceiroNome: LUIZ Veículo: TOYOTA / ETIOS HATCH XS 3.3 33V FLEXEnviei o seguinte requerimento para a seguradora:"Venho por meio desta reclamar de duas irregularidades a respeito do conserto do meu veículo. 3) Foi autorizada a troca do vidro do retrovisor, contudo, o retrovisor elétrico está travando e estala, ou seja, é necessário a troca do retrovisor direito inteiro e não apenas do vidro, ou o problema não será resolvido;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Requer ainda que, devido à demora exagerada que já ocorre, a seguradora responda a essa reclamação e ao pedido de peças com urgência, e caso negue o pedido que justifique a razão, sob pena de ficar cabalmente demonstrada a má-fé da seguradora.Favor retornar a resposta no email: email"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Por fim, envio a minha reclamação contra a seguradora que está negando atendimento para o consumidor.</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Estou até agora esperando o dinheiro do carro, é muita enrolação dessa empresa, não indico para ninguém.</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Informo que em nenhum momento a MAPFRE entrou em contato para informar a falta do pagamento.Solicito a reativação imediata da apólice sem nenhum ônus e no devido parcelamento, e também não que haja a <text:s/>perca dos bônus acumulados. Também solicito a responsabilidade por parte da MAPFRE referente a danos enquanto o veiculo estiver descoberto até o momento da regularização. Em nenhum momento a conta ficou descober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Me acidentei com meu veiculo e solicitei o reparo via seguradora em 33/33/3333. Ao abrir o sinistro, o veiculo foi colocado em posse da Porto Seguro no mesmo dia, e remetido a sua oficina conveniada no dia seguinte, 33/33/3333. Pois bem, o acidente foi frontal e avariou mais sua funilaria. Após o acidente, o carro permaneceu com seus faróis acesos, mostrando que não foi tão abalroado com a batida, tendo um funcionamento de motor, tanto que foi colocado até o guincho se movendo. Não houve vazamentos. 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Com essa nova necessidade de reparo, a peça está prevista para chegar somente no final desse mês (fevereiro), dia 33 (conforme informação obtida pela própria seguradora). 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Em observação vejo necessário mencionar que na época do orçamento me dispuseram um veiculo por 33 dias, isso aliviou, mas não cessou a demora ou morosidade do conserto, além de demonstrar a confirmação de que realmente concordam com a morosidade.Pois bem, hoje fazem 333 dias que estou sem meu veiculo, por uma batida que destaco - não foi tão prejudicial - demonstrando dessa forma que a morosidade da Porto é gigantesca e absurda.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Deixo aqui meu relato de total chateação e indignação, e friso, hoje 33/33/3333 completam 333 dias. Att., G e F - sinistro: 3333333333333 - Porto Seguro - Código de Registroda Seguradora: 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 <text: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ossuo um seguro de automóvel da caixa seguradora que foi repassado para youse seguradora, recebi um e-mail sobre renovação automática contendo um número de whatsapp para conversar sobre a renovação ou optar pela não renovação.Descobri que este número informado era da corretora Wiz, que apesar de eu informar que não queria renovar, o seguro foi renovado assim mesmo e debitado em minha conta utilizando o limite pois não havia saldo. Após reclamação junto a youse seguradora que informou que não teria direito a ressarcimento pois foi renovado automaticamente.Abri uma ouvidoria parava caixa seguros <text:s/>e me informaram que o valor iria ser ressarcido e sem juros.O grande problema foi o motivo do cancelamento que colocaram: Cancelado por falta de vistoria. Além de vários erros no.processo, ainda imputam o ônus sobre o cliente, que segundo eles falhou na vistoria. Gostaria de que a SUSEP auxiliasse nesta demanda. Ter o real motivo do cancelamento ser registrado e documentado.Para não <text:s/>ter o risco futuros em minhas análises de seguro automóve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Meu veículo foi batido pela Transportadora Dal Santo Transporte, eles utilizarão o seguro Essor seguros.Acidente ocorrido em ,33/33/3333, Vistoria feita em 33/33/3333, Liberado orçamento em 33/33/3333.Fizeram contato com nossa empresa através da corretora Forte Brasil, tudo foi tratado direto com a corretora, onde fui informada, que iriam depositar o valor do CONSERTO EM MINHA CONTA, VALOR ORÇAMENTO DA REFORMA $ 33.333,33.Antes de assinar o acordo, perguntei sobre o seguro cessante, fui informada pela corretora Forte Brasil, que após o veículo pronto, entraria com os dias parados.Tudo comprovado através de conversas via WhatsApp.Veículo ficou parado, 33/33/3333 até 33/33/3333, com documento comprovando.Veículo no caso, é de transporte onde dependo dele para trabalhar, somos agregado da empresa Jolivam.Os dias parados, tive o prejuízo, e a seguradora negou o pagamento do seguro cessante, onde e de direito meu.Ao questionar, recebi a resposta de que, o conserto e o cessante ,estava incluso no acerto, isso não procede, o valor recebido foi transferido total para a Funilaria TRD PINTURAS.Onde está meus direitos?Fiquei no prejuízo, gostaria que isso fosse revisto, e que paguem os meus direitos.sem mais*******Expresso Jaspe Transporte Rodoviári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No dia 33/33/3333, por volta das 33 hs na Av. Marechal Tito, ao parar o veiculo sob a faixa de pedestre, fui corrigir e não enxerguei que havia um veiculo atrás e acabei colidindo com o mesmo.Estou solicitando o seguro apenas o conserto para o veiculo de terceiro, pois o meu carro por se tratar de uma caminhonete, não está muito danificada.Abri um protocolo junto a Sompo Seguros, nº 33333333 em 33/33/3333, pois eles informaram que não tem nada a fazer.Sinistro numero <text:s/>333333-333 de 33/33/3333no aguardo de um parecer sobre este caso com esta segurador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registar uma reclamação contra a seguradora ALFA SEGURADORA S.A., CNPJ CNPJ: 33.333.333/3333-33. (33333333333)Minha esposa (F - CPF 333.333.333-33) tem um veículo segurado pela empresa, o qual sofreu um sinistro em 33 de dezembro de 3333. Sinistro nº 333333 na seguradora)Será necessário trocar algumas peças, inclusive o parachoque traseiro. Ocorre que a seguradora está dando desculpas sobre o fornecimento desta peça desde então. Trata-se de um VW Gol, e não de uma BMW importada da Alemanha. Nada justifica a demora.Creio que esteja havendo má fé por parte da seguradora, ou no mínimo má prestação dos serviços.Em breve retornam as aulas, e minha filha utiliza o veículo para locomoção à faculdade.Gostaria de solicitar à SUSEP (se for o caso) uma interveniência no assunto, ou uma ação fiscalizadora quanto aos procedimentos da empresa.Agradeço antecipadamente.</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as), bom dia.Sou Ivan - (33) 3 3333 3333 Estou tentando contato via telefone 3333-3333333 com a SUSEP, porém, em sucesso. Nunca completa a ligação. Necessito de esclarecimentos sobre os deveres da minha seguradora no que se refere ao seguro do meu veiculo.Seguradora tercerizou os serviços de pequenos reparos, e está me obrigando a fazer reparos em oficina credenciada a ela. Preciso saber se estou limitado às oficinas credenciadas ou tenho direito de levar em oficina de minha confiança.No agaurdo de orientaçõesGratoAt.te Ivan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Contratei o seguro autoglass através do sem parar <text:s/>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text:s/>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text:s/>levar em uma oficina credenciada de sua escolha. O descumprimento das cláusulas e devidas obrigações da seguradora causando imenso constrangiment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text:s/>, funcionarios muito mau orientados ou de má fe , tenho fotos do acidente e provas contundentes que os problemas foi ocasionado , eles estão se negando a resolver o problemas , venho pedir ajuda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m 3333 comprei uma Hilux zero km, <text:s/>da Toyota, fiz um seguro com a SulAmérica.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text:s/>(sob a condição de que se eu não retirasse teria que pagar estadia do carro na unidade). Entao levei para a <text:s/>concessionária da Toyota, T-Line, que fica na Avenida Vereador José Diniz em São Paulo, essa refez o serviço. Mas ao dirigir, percebi que o veiculo estava desalinhado. Com medo do incidente se repetir, liguei para a seguradora e eles pediram que eu levasse o carro em outra unidade.Nessa nova unidade na rua Augusta, o chefe de oficina realizou a avaliação do carro, e afirmou que não havia conserto, como o chassi estava empenado de uma forma irreversível, e nao poderia arrma-lo. Ao contatar a seguradora, eles apenas fizeram pouco caso. Isso era extremamente perigoso, pois o ocorrido (o carro ficar sem a direção sozinho) poderia se repetir nas ruas de São Paulo, podendo causar um acidente gravíssimo, ainda assim me entregaram o carro. Então, com o descaso da seguradora, <text:s/>contratei um perito profissional que constatou que o chassi estava deformado e que o carro não dava mais alinhamento, e com essa informação ingressei com o processo 3333333.33.3333.3.33.3333.No meio dessa disputa o juíz nomeou um perito judicial, que chegou a mesma conclusão que meu perito havia constatado, <text:s/>o carro tinha sofrido deformação no chassi que impossibilita o alinhamento. Contudo, esse perito judicial colocou 3 linhas que confundiu os julgadores, disse no laudo “mas segundo o Sr. Monteiro, que era o dono da oficina o carro tinha conserto e custaria R$ 3.333,33". <text:s/>O juiz de primeiro grau na sentença se apoiou na fala do Sr. Monteiro, que ninguém nem sabe se era mecânico, quem dirá engenheiro para entrar numa discussão dessas.Diz o Codigo de defesa do consumidor que caso o reparo não seja efetivado dentro do prazo legal de 33 (trinta) dias corridos, o consumidor poderá optar pela: troca do produto, cancelamento da compra ou abatimento proporcional do preço. nada disso aconteceu.Para entrar com esse processo <text:s/>gastei muito, tive que pagar despesas judiciais, peritos, que em 3333 custaram mais de 33.333,33, e ainda assim <text:s/>o juiz da uma sentença baseado na opinião <text:s/>do Sr. Monteiro?Para que peritos então?E essa foi a razão da apelação, quem vai lá assistir um julgamento <text:s/>desse consegue entender o que estou falando, junta um monte de desembargadores, lêem tudo muito rápido parece corrida de jokey ( tem muitos casos pra resolver no dia) e os outros dizem "acopanho o voto do relator" e acabam nem dando atenção aos processos.Aí meu advogado pela complexidade da matéria apresenta o recurso Especial ao Superior Tribunal de Justiça, mas <text:s/>em meio a um feriado de Páscoa, <text:s/>menciona isso no recurso, mas não juntou o comprovante do feriado local. Pronto essa é a maneira que eles encontram para não julgarem o caso. Meu advogado falou que esse é o procedimento, e a "Jurisprudência defensiva".Nisso eu fui penalizado, só <text:s/>o meu advogado precisa cumprir prazo, o desembargador já demorou mais de 3 meses para resolver uns embargos, os outros funcionarios do judiciário demoram um eternidade para dar um andamento, <text:s/>fazem quando der e tiver tempo (sempre alegam ter muitos processos).Mas 3 minuto pronto, bateu outro dia e o recurso não é <text:s/>mais aceito, isso revolta muito, o judiciário é caríssimo e ineficiente cumprir prazo só vale para o advogado que me defende, agora vá seu advogado falar nisso, aí que seu processo não andará mesmo.Esse processo dura 33 anos, agora está na fase de liquidacao de sentença, <text:s/>onde tem a decisao judicial "desatenta" de se consertar o carro que não tem conserto.Nenhuma concessionária aceita meu carro nem entrar em <text:s/>suas oficinas nem pra fazer orçamento. Notem 3 concessionárias já tentaram arrumar, não conseguiram, essas também acabaram <text:s/>gastando muito mais do que ganharam, e <text:s text:c="2"/>tiveram ainda tiveram <text:s/>que pagar danos morais, será que outras concessionárias vão querer entrar nisso?A Allianz comprou <text:s/>a SulAmerica, e essa <text:s/>deixou de participar do processo por uns 3 anos e nesses dias nomeou outro escritório que vem com a mesma ladainha do juiz, não leem o laudo direito, e diz que se pode recuperar um carro que segundo meu perito é o perito judicial não tem mais como fazer o alinhamento.Estou muito revoltado, esse processo para a Seguradora deve ser apenas mais um, pois ela contrata um escritório <text:s/>de advocacia, que faz tudo o que a lei permite com tantos recursos, para pagar o minimo possivel, daí se vê <text:s/>que nem tudo que é <text:s/>justo é direito, e nem tudo o que é <text:s/>direito é <text:s/>justo.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O que se busca aqui é que eles paguem o valor do carro conforme a apólice contratada, e mais o valor que foram condenados por danos morais.</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m caso de pagamento de sinistro (rpibo de veiculo). Essa liquidação pode ser feita pela seguradora de forma parcelada, em ate 33 dias? Por gentileza,aguardo respost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u Cicero, venho reivindicar sofri um acidente no dia 33/33/3333, a LIBERTY SEGURO, apólice 33.33.3333.3333333, não houve manifesto do mesmo. <text:s/>Solicito a V.Sª, para que a Liberty Seguro, libere custeio por direit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Como foi estabelecido que houve perda total do veículo, ele foi entregue com toda a sua documentação à seguradora, a qual me indenizou por isso.No entanto, após 33 anos, o veículo que não devia estar no meu nome mais, apareceu este ano (3333) no meu cadastro do DETRAN/GO, sendo que em nenhum momento neste tempo ele havia constado em meus registros.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m Dia, Me Chamo FranciscoSofri um acidente em 33 de dezembro de 3333, em Camocim,O meu carro deu perda total.Desde então so transtorno,a seguradora Allianz Seguros foi acionada,Fiz o BO..fiz tudo certo,como foi pedidoEu tava com uma divida na receita federal, ai a seguradora me falou que so poderia resolver a questão do carro,depois que quitasse essa divida, fiz emprestimos por que era um valor muito <text:s/>alto,mas conseguir pagar,,o IPVA do carro venceu em Janeiro de 3333,so que eu ja estava sem o carro,deu perda total como falei..porem,essa divida continua, fui no Detran,falaram que a seguradora resolveria isso..ja fui na Sefaz , Na receita federal, defensoria publica, no ministerio publico e na regularize.Ja nao sei o que fazer , nao estou devendo mais nada, e a seguradora nao libera o dinheiro do meu carro.entro em contato com a seguradora eles so falaram que tenho uma pendecia extra judial,mas nao tenho mais nada,ja fui em todos os setores saber..</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iguei para a seguradora para a retirada do rastreador do veículo pois cancelei o seguro, sendo que o <text:s/>técnico informou que não tinha ninguém para recebê-lo na residência, totalmente mentirosa a informação pois fiquei o dia todo em casa com o carro na garagem esperando o mesmo e nem sequer tocaram a <text:s/>campainha ou telefone do mesmo ,informo que já é a segunda vez que registro uma reclamação na ouvidoria da seguradora suhai total falta de respeito e propaganda enganosa no atendimento ao cliente.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m dia quero registrar uma reclamação contra <text:s/>a seguradora azul seguros <text:s/>pois tive um sinistro sou terceiro <text:s/>meu veiculo esta parado na oficina desde dia 33/33/3333 já foi autorizado na mesma <text:s/>data <text:s/>e estamos dia 33/33/3333 <text:s/>e a seguradora não entrega uma simples peça que eu já consultei a concessionaria ford mix <text:s/>São Paulo e esta disponivel para pronta <text:s/>entrega que falta de respeito com o consumidor.</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u estou tendo um problema com uma seguradora chamada Mapfre Vera Cruz Seguradora S.A Processo Susep 3333.333333/3333-33.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Segue arquivo do Boletim que eu fiz.</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m dia,Peço por favor esclarecer a dúvida abaixo. Conforme circular 333/33 o prazo para liquidação de sinistros é 33 dias a partir da data do aviso.Como essa norma aplica-se no caso de sinistro auto com indenização parcial.?Veículo já está há mais de 33 dias na oficina. Para essa modalidade de cobertura o prazo é relativizado? Segue abaixo resposta recebida da seguradora, peço por favor informar se procede.Obrigado <text:s/>RETORNO DA AZUL SEGUROS: <text:s text:c="35"/>TEXTO CONTIDO NA CIRCULAR: <text:s text:c="36"/>33) LIQUIDAÇÃO DE SINISTROS – PRAZO PARA A LIQUIDAÇÃO DOS SINISTROS: Deve ser estabelecido prazo para a liquidação dos sinistros, limitado a 33 (trinta) dias, contados a partir da entrega de todos os documentos básicos previstos, ressalvado o disposto no próximo item. <text:s text:c="12"/>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text:s text:c="29"/>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text:s text:c="25"/>Protocolo 333333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Prezados,Nesta data (33/3/33), registrei uma denúncia em vosso site, mas só depois percebi que era possível me cadastrar para acompanhar a manifestação.Sendo assim, estou encaminhando o mesmo texto:Tenho Seguro Auto BB (Banco do Brasil) há muito anos e desde 3333 passei a ter contrato bianual após sugestão do próprio BB pois era mais vantajoso que o anual.Faz uma semana que recebi SMS sobre o vencimento do meu Seguro Auto BB que ocorrerá 33 Março/33.A proposta para contrato por mais 3 anos (mar/33 a mar/33) disponível no site do BB apresenta valor DOBRADO, um aumento de 333% para RENOVAÇÃO GARANTIDA (R$ 333,33 em 33X) no total <text:s/>R$ 3.333,33.A minha atual apólice bianual (3333 - 3333) foi de R$ 333,33 em 33 X, totalizando R$ 3.333,33. Isso me pareceu errado ou até proposital, para que o cliente renove sem notar a manobra matemática.Acionei a agência do BB onde tenho conta (3333-3 Posto Cubatão-SP). Criaram diversas outras propostas com valores totais entre R$ 3.333,33 <text:s/>3.333,33 para bianual. Ou anual cujo valor mais baixo é R$ 3333,33.A franquia que era de R$ 3.333,33 foi para R$ 3.333, um aumento de quase 33%. Venho questionando diretamente a agência do BB mas sem respostas objetivas. Fiz dezenas de tentativas junto ao banco, via Chat <text:s/>e no SAC do BB para saber detalhes desses valores mas não há respostas. Hoje (33/3/33), ao ligar no 3333 333 3333 (área de contratação de seguros) Prot. 3333.3333.3333.3333.333, a atendente foi taxativa ao dizer que não há o que explicar e que eu deveria abrir uma reclamação. 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Grata pela atençã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text:s/>e das diárias que eu paguei e que a seguradora cumpra em pagar o carro que teve perda total para que eu possa adquirir outro veiculo. não consigo se quer enviar os documentos para seguradora. eles enviam um link que não funciona, e-mail errado. por favor preciso da ajuda do Susep. obrigada!</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Deixei uma reclamação protocolo 33333333 na BRADESCO SEGUROS telefone 3333 333 3333 porém não foi deferida. informo que havia fechado o seguro do meu carro placa BXD3333 <text:s/>pelo contrato/proposta 333333333, foi me solicitado uma vistoria digital por fotos, aonde foi feita todas as fotos de forma certa e está registrada sob o laudo 33333333333 pela vistoriadora INSPECTO que é tercerizada da BRADESCO SEGUROS. 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Como estava em viagem não consegui fazer essa foto do painel e a bradesco seguros recusou a minha proposta, o meu corretor solicitou a bradesco seguros que seja feita a vistoria de forma presencial porém foi negada diversas vezes e disseram que era somente de forma digital. 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solicito a SUSEP para analisar e verificar com a BRADESCO SEGUROS sobre esse fato ocorrido. Bradesco Auto/Re Companhia de SegurosCNPJ: 33.333.333/3333-33PROCESSO SUSEP 33.333.3333333/3333-33</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Mitsui Sumitomo Seguros numero sinistro 333333. email: emaildespachante jonatas oliveira tel (33) 33333-3333 -- (33) 3333 3333 ramal 3333email: email</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um caminhão bateu em meu carro e a empresa responsável acionou o seguro (porto frota) , fiz vistoria e orçamento com a indicação de prestador vindo do próprio site da porto seguro.Eles querem pagar um valor menor do que o custo do concerto.isso é inadmissível!!!ou pagam o valor da tabela Fipe ou pagam valor total do concerto!!!!eu vou ficar no prejuízo???</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me diziam que estavam analisando, que queriam o voucher da minha locação junto a Booking, enviei, depois que precisava que o carro fosse devolvido, devolvi, conclusão; esta foi a resposta do e-mail deles, e que não foi cumprida até então, até agora 33 dias uteis.Hoje 33/33/33, entrei em cto. telefonico e whats app, e a resposta recebida e que o seguro que eu tinha nao era completo e que eles fizeram, não acatando minha ordem de cancelamento após 3 dias. Nosso prazo para análise e retorno de sua solicitação é de até 33 horas. Entretanto, em casos <text:s/>que necessitem de uma averiguação maior, retornaremos em até 3 dias úteis. <text:s text:c="2"/>Obs.: Funcionários da Susep, eu os copiei aqui, porque na página do Consumidor.Gov.Br, a empresa; Foco não aparece.</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cell office:value-type="string" calcext:value-type="string">
            <text:p>Seguro de Automoveis</text:p>
          </table:table-cell>
          <table:table-cell table:number-columns-repeated="16382"/>
        </table:table-row>
        <table:table-row table:style-name="ro1">
          <table:table-cell office:value-type="string" calcext:value-type="string">
            <text:p>gostaria de fazer uma reclamação sobre a bradesco seguros pois tive uma caminhão roubado e era segurado por essa empresa de seguros, apos solicitarem os documentos para <text:s/>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 </text:p>
          </table:table-cell>
          <table:table-cell office:value-type="string" calcext:value-type="string">
            <text:p>Seguro de Automoveis</text:p>
          </table:table-cell>
          <table:table-cell table:number-columns-repeated="1638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4P0" style:volatile="true">
      <number:text>R$ </number:text>
      <number:number number:decimal-places="0" number:min-decimal-places="0" number:min-integer-digits="1" number:grouping="true"/>
      <number:text loext:blank-width-char=")"> </number:text>
    </number:number-style>
    <number:number-style style:name="N114">
      <number:text>(R$ </number:text>
      <number:number number:decimal-places="0" number:min-decimal-places="0" number:min-integer-digits="1" number:grouping="true"/>
      <number:text>)</number:text>
      <style:map style:condition="value()&gt;=0" style:apply-style-name="N114P0"/>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style:text-properties fo:color="#ff0000"/>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2" number:min-decimal-places="2" number:min-integer-digits="1" number:grouping="true"/>
      <number:text loext:blank-width-char=")"> </number:text>
    </number:number-style>
    <number:number-style style:name="N116">
      <number:text>(R$ </number:text>
      <number:number number:decimal-places="2" number:min-decimal-places="2" number:min-integer-digits="1" number:grouping="true"/>
      <number:text>)</number:text>
      <style:map style:condition="value()&gt;=0" style:apply-style-name="N116P0"/>
    </number:number-style>
    <number:number-style style:name="N117P0" style:volatile="true">
      <number:text>R$ </number:text>
      <number:number number:decimal-places="2" number:min-decimal-places="2" number:min-integer-digits="1" number:grouping="true"/>
      <number:text loext:blank-width-char=")"> </number:text>
    </number:number-style>
    <number:number-style style:name="N117">
      <style:text-properties fo:color="#ff0000"/>
      <number:text>(R$ </number:text>
      <number:number number:decimal-places="2" number:min-decimal-places="2" number:min-integer-digits="1" number:grouping="true"/>
      <number:text>)</number:text>
      <style:map style:condition="value()&gt;=0" style:apply-style-name="N117P0"/>
    </number:number-style>
    <number:date-style style:name="N118">
      <number:day/>
      <number:text>/</number:text>
      <number:month/>
      <number:text>/</number:text>
      <number:year number:style="long"/>
    </number:date-style>
    <number:date-style style:name="N119">
      <number:day/>
      <number:text>/</number:text>
      <number:month number:textual="true"/>
      <number:text>/</number:text>
      <number:year/>
    </number:date-style>
    <number:date-style style:name="N120">
      <number:day/>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date-style style:name="N124">
      <number:day/>
      <number:text>/</number:text>
      <number:month/>
      <number:text>/</number:text>
      <number:year number:style="long"/>
      <number:text> </number:text>
      <number:hours number:style="long"/>
      <number:text>:</number:text>
      <number:minutes number:style="long"/>
    </number:date-style>
    <number:number-style style:name="N125P0" style:volatile="true">
      <number:number number:decimal-places="0" number:min-decimal-places="0" number:min-integer-digits="1" number:grouping="true"/>
      <number:text loext:blank-width-char=")">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number-style style:name="N126P0" style:volatile="true">
      <number:number number:decimal-places="0" number:min-decimal-places="0" number:min-integer-digits="1" number:grouping="true"/>
      <number:text loext:blank-width-char=")">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7P0" style:volatile="true">
      <number:number number:decimal-places="2" number:min-decimal-places="2" number:min-integer-digits="1" number:grouping="true"/>
      <number:text loext:blank-width-char=")">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number number:decimal-places="2" number:min-decimal-places="2" number:min-integer-digits="1" number:grouping="true"/>
      <number:text loext:blank-width-char=")">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29P2" style:volatile="true">
      <number:text loext:blank-width-char="("> </number:text>
      <number:fill-character> </number:fill-character>
      <number:text loext:blank-width-char=")1">-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3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30P2" style:volatile="true">
      <number:text loext:blank-width-char="("> R$ </number:text>
      <number:fill-character> </number:fill-character>
      <number:text loext:blank-width-char=")1">-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2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32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32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1T05:42:31</meta:creation-date>
    <dc:date>2024-10-21T02:44:49.907841218</dc:date>
    <meta:generator>LibreOffice/24.2.6.2$Linux_X86_64 LibreOffice_project/8e9a753d9daaea75c34b417ba1bdf556bf2fc5b3</meta:generator>
    <meta:editing-duration>PT2M2S</meta:editing-duration>
    <meta:editing-cycles>1</meta:editing-cycles>
    <meta:document-statistic meta:table-count="1" meta:cell-count="754" meta:object-count="0"/>
    <meta:user-defined meta:name="AppVersion">12.0000</meta:user-defined>
  </office:meta>
</office:document-meta>
</file>